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table:number-columns-spanned="1" table:number-rows-spanned="2">
            <text:p>Item ID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Slot</text:p>
          </table:table-cell>
          <table:table-cell table:style-name="ce2" office:value-type="string" table:number-columns-spanned="2" table:number-rows-spanned="1">
            <text:p>Damage</text:p>
          </table:table-cell>
          <table:covered-table-cell table:style-name="Default"/>
          <table:table-cell table:style-name="ce2" office:value-type="string" table:number-columns-spanned="2" table:number-rows-spanned="1">
            <text:p>Piercing</text:p>
          </table:table-cell>
          <table:covered-table-cell table:style-name="ce2"/>
          <table:table-cell table:style-name="ce2" office:value-type="string" table:number-columns-spanned="2" table:number-rows-spanned="1">
            <text:p>Reach</text:p>
          </table:table-cell>
          <table:covered-table-cell table:style-name="ce2"/>
          <table:table-cell table:style-name="ce2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2"/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Unarmed strik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tick</text:p>
          </table:table-cell>
          <table:table-cell table:style-name="ce4" office:value-type="string">
            <text:p>Club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Morningstar</text:p>
          </table:table-cell>
          <table:table-cell table:style-name="ce4" office:value-type="string">
            <text:p>Spear</text:p>
          </table:table-cell>
          <table:table-cell table:style-name="ce4" office:value-type="string">
            <text:p>Heavy Crossbow</text:p>
          </table:table-cell>
          <table:table-cell table:style-name="ce4" office:value-type="string">
            <text:p>Light Crossbow</text:p>
          </table:table-cell>
          <table:table-cell table:style-name="ce4" office:value-type="string">
            <text:p>Crossbow</text:p>
          </table:table-cell>
          <table:table-cell table:style-name="ce4" office:value-type="string">
            <text:p>Superheavy Crossbow</text:p>
          </table:table-cell>
          <table:table-cell table:style-name="ce4" office:value-type="string">
            <text:p>Javelin</text:p>
          </table:table-cell>
          <table:table-cell table:style-name="ce4" table:number-columns-repeated="1010"/>
        </table:table-row>
        <table:table-row table:style-name="ro1">
          <table:table-cell/>
          <table:table-cell office:value-type="string">
            <text:p>Slot</text:p>
          </table:table-cell>
          <table:table-cell table:number-columns-repeated="6" office:value-type="string">
            <text:p>Hand</text:p>
          </table:table-cell>
          <table:table-cell table:number-columns-repeated="4" office:value-type="string">
            <text:p>2x Hand</text:p>
          </table:table-cell>
          <table:table-cell office:value-type="string">
            <text:p>2xHand</text:p>
          </table:table-cell>
          <table:table-cell office:value-type="string">
            <text:p>1x Han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4]+[.C5])/2" office:value-type="float" office:value="1.5">
            <text:p>1.5</text:p>
          </table:table-cell>
          <table:table-cell table:formula="of:=([.D4]+[.D5])/2" office:value-type="float" office:value="6">
            <text:p>6</text:p>
          </table:table-cell>
          <table:table-cell table:formula="of:=([.E4]+[.E5])/2" office:value-type="float" office:value="3">
            <text:p>3</text:p>
          </table:table-cell>
          <table:table-cell table:formula="of:=([.F4]+[.F5])/2" office:value-type="float" office:value="4">
            <text:p>4</text:p>
          </table:table-cell>
          <table:table-cell table:formula="of:=([.G4]+[.G5])/2" office:value-type="float" office:value="10">
            <text:p>10</text:p>
          </table:table-cell>
          <table:table-cell table:formula="of:=([.H4]+[.H5])/2" office:value-type="float" office:value="12">
            <text:p>12</text:p>
          </table:table-cell>
          <table:table-cell table:formula="of:=([.I4]+[.I5])/2" office:value-type="float" office:value="10">
            <text:p>10</text:p>
          </table:table-cell>
          <table:table-cell table:formula="of:=([.J4]+[.J5])/2" office:value-type="float" office:value="40">
            <text:p>40</text:p>
          </table:table-cell>
          <table:table-cell table:formula="of:=([.K4]+[.K5])/2" office:value-type="float" office:value="20">
            <text:p>20</text:p>
          </table:table-cell>
          <table:table-cell table:formula="of:=([.L4]+[.L5])/2" office:value-type="float" office:value="30">
            <text:p>30</text:p>
          </table:table-cell>
          <table:table-cell table:formula="of:=([.M4]+[.M5])/2" office:value-type="float" office:value="80">
            <text:p>80</text:p>
          </table:table-cell>
          <table:table-cell table:formula="of:=([.N4]+[.N5])/2" office:value-type="float" office:value="8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Reach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ast time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fter cast lock time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tal attack time</text:p>
          </table:table-cell>
          <table:table-cell table:formula="of:=[.C8]+[.C9]" office:value-type="float" office:value="0.7">
            <text:p>0.7</text:p>
          </table:table-cell>
          <table:table-cell table:formula="of:=[.D8]+[.D9]" office:value-type="float" office:value="0.85">
            <text:p>0.85</text:p>
          </table:table-cell>
          <table:table-cell table:formula="of:=[.E8]+[.E9]" office:value-type="float" office:value="1">
            <text:p>1</text:p>
          </table:table-cell>
          <table:table-cell table:formula="of:=[.F8]+[.F9]" office:value-type="float" office:value="1.2">
            <text:p>1.2</text:p>
          </table:table-cell>
          <table:table-cell table:formula="of:=[.G8]+[.G9]" office:value-type="float" office:value="2.25">
            <text:p>2.25</text:p>
          </table:table-cell>
          <table:table-cell table:formula="of:=[.H8]+[.H9]" office:value-type="float" office:value="2.25">
            <text:p>2.25</text:p>
          </table:table-cell>
          <table:table-cell table:formula="of:=[.I8]+[.I9]" office:value-type="float" office:value="2.4">
            <text:p>2.4</text:p>
          </table:table-cell>
          <table:table-cell table:formula="of:=[.J8]+[.J9]" office:value-type="float" office:value="5.5">
            <text:p>5.5</text:p>
          </table:table-cell>
          <table:table-cell table:formula="of:=[.K8]+[.K9]" office:value-type="float" office:value="3.3">
            <text:p>3.3</text:p>
          </table:table-cell>
          <table:table-cell table:formula="of:=[.L8]+[.L9]" office:value-type="float" office:value="4.4">
            <text:p>4.4</text:p>
          </table:table-cell>
          <table:table-cell table:formula="of:=[.M8]+[.M9]" office:value-type="float" office:value="6.6">
            <text:p>6.6</text:p>
          </table:table-cell>
          <table:table-cell table:formula="of:=[.N8]+[.N9]" office:value-type="float" office:value="6.6">
            <text:p>6.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6]/[.C10]" office:value-type="float" office:value="2.14285714285714">
            <text:p>2.14</text:p>
          </table:table-cell>
          <table:table-cell table:formula="of:=[.D6]/[.D10]" office:value-type="float" office:value="7.05882352941176">
            <text:p>7.06</text:p>
          </table:table-cell>
          <table:table-cell table:formula="of:=[.E6]/[.E10]" office:value-type="float" office:value="3">
            <text:p>3</text:p>
          </table:table-cell>
          <table:table-cell table:formula="of:=[.F6]/[.F10]" office:value-type="float" office:value="3.33333333333333">
            <text:p>3.33</text:p>
          </table:table-cell>
          <table:table-cell table:formula="of:=[.G6]/[.G10]" office:value-type="float" office:value="4.44444444444444">
            <text:p>4.44</text:p>
          </table:table-cell>
          <table:table-cell table:formula="of:=[.H6]/[.H10]" office:value-type="float" office:value="5.33333333333333">
            <text:p>5.33</text:p>
          </table:table-cell>
          <table:table-cell table:formula="of:=[.I6]/[.I10]" office:value-type="float" office:value="4.16666666666667">
            <text:p>4.17</text:p>
          </table:table-cell>
          <table:table-cell table:formula="of:=[.J6]/[.J10]" office:value-type="float" office:value="7.27272727272727">
            <text:p>7.27</text:p>
          </table:table-cell>
          <table:table-cell table:formula="of:=[.K6]/[.K10]" office:value-type="float" office:value="6.06060606060606">
            <text:p>6.06</text:p>
          </table:table-cell>
          <table:table-cell table:formula="of:=[.L6]/[.L10]" office:value-type="float" office:value="6.81818181818182">
            <text:p>6.82</text:p>
          </table:table-cell>
          <table:table-cell table:formula="of:=[.M6]/[.M10]" office:value-type="float" office:value="12.1212121212121">
            <text:p>12.12</text:p>
          </table:table-cell>
          <table:table-cell table:formula="of:=[.N6]/[.N10]" office:value-type="float" office:value="1.21212121212121">
            <text:p>1.2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3" office:value-type="float" office:value="0">
            <text:p>0</text:p>
          </table:table-cell>
          <table:table-cell table:style-name="ce3" office:value-type="percentage" office:value="0.02">
            <text:p>2.00%</text:p>
          </table:table-cell>
          <table:table-cell table:style-name="ce3" office:value-type="percentage" office:value="0.035">
            <text:p>3.50%</text:p>
          </table:table-cell>
          <table:table-cell table:style-name="ce3" office:value-type="percentage" office:value="0.03">
            <text:p>3.00%</text:p>
          </table:table-cell>
          <table:table-cell table:style-name="ce3" office:value-type="percentage" office:value="0.015">
            <text:p>1.50%</text:p>
          </table:table-cell>
          <table:table-cell table:number-columns-repeated="5" table:style-name="ce3" office:value-type="percentage" office:value="0.05">
            <text:p>5.00%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EX require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EX damage bonus</text:p>
          </table:table-cell>
          <table:table-cell table:number-columns-repeated="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EX speed bonus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075">
            <text:p>7.50%</text:p>
          </table:table-cell>
          <table:table-cell table:style-name="ce3" office:value-type="percentage" office:value="0.06">
            <text:p>6.00%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035">
            <text:p>3.50%</text:p>
          </table:table-cell>
          <table:table-cell table:style-name="ce3" office:value-type="percentage" office:value="0.04">
            <text:p>4.00%</text:p>
          </table:table-cell>
          <table:table-cell table:style-name="ce3" office:value-type="percentage" office:value="0.045">
            <text:p>4.50%</text:p>
          </table:table-cell>
          <table:table-cell table:number-columns-repeated="5" table:style-name="ce3" office:value-type="percentage" office:value="0">
            <text:p>0.00%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T required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T damage bonus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T speed bonus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T reach bonus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ts with bonuses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n use</text:p>
          </table:table-cell>
          <table:table-cell table:formula="of:=IF(AND([.$C$42] &gt;= [.C12]; [.$C$43] &gt;= [.C16]; [.$C$44] &gt;= [.C19]); TRUE(); FALSE())" office:value-type="boolean" office:boolean-value="true">
            <text:p>TRUE</text:p>
          </table:table-cell>
          <table:table-cell table:formula="of:=IF(AND([.$C$42] &gt;= [.D12]; [.$C$43] &gt;= [.D16]; [.$C$44] &gt;= [.D19]); TRUE(); FALSE())" office:value-type="boolean" office:boolean-value="true">
            <text:p>TRUE</text:p>
          </table:table-cell>
          <table:table-cell table:formula="of:=IF(AND([.$C$42] &gt;= [.E12]; [.$C$43] &gt;= [.E16]; [.$C$44] &gt;= [.E19]); TRUE(); FALSE())" office:value-type="boolean" office:boolean-value="true">
            <text:p>TRUE</text:p>
          </table:table-cell>
          <table:table-cell table:formula="of:=IF(AND([.$C$42] &gt;= [.F12]; [.$C$43] &gt;= [.F16]; [.$C$44] &gt;= [.F19]); TRUE(); FALSE())" office:value-type="boolean" office:boolean-value="true">
            <text:p>TRUE</text:p>
          </table:table-cell>
          <table:table-cell table:formula="of:=IF(AND([.$C$42] &gt;= [.G12]; [.$C$43] &gt;= [.G16]; [.$C$44] &gt;= [.G19]); TRUE(); FALSE())" office:value-type="boolean" office:boolean-value="true">
            <text:p>TRUE</text:p>
          </table:table-cell>
          <table:table-cell table:formula="of:=IF(AND([.$C$42] &gt;= [.H12]; [.$C$43] &gt;= [.H16]; [.$C$44] &gt;= [.H19]); TRUE(); FALSE())" office:value-type="boolean" office:boolean-value="true">
            <text:p>TRUE</text:p>
          </table:table-cell>
          <table:table-cell table:formula="of:=IF(AND([.$C$42] &gt;= [.I12]; [.$C$43] &gt;= [.I16]; [.$C$44] &gt;= [.I19]); TRUE(); FALSE())" office:value-type="boolean" office:boolean-value="true">
            <text:p>TRUE</text:p>
          </table:table-cell>
          <table:table-cell table:formula="of:=IF(AND([.$C$42] &gt;= [.J12]; [.$C$43] &gt;= [.J16]; [.$C$44] &gt;= [.J19]); TRUE(); FALSE())" office:value-type="boolean" office:boolean-value="false">
            <text:p>FALSE</text:p>
          </table:table-cell>
          <table:table-cell table:formula="of:=IF(AND([.$C$42] &gt;= [.K12]; [.$C$43] &gt;= [.K16]; [.$C$44] &gt;= [.K19]); TRUE(); FALSE())" office:value-type="boolean" office:boolean-value="true">
            <text:p>TRUE</text:p>
          </table:table-cell>
          <table:table-cell table:formula="of:=IF(AND([.$C$42] &gt;= [.L12]; [.$C$43] &gt;= [.L16]; [.$C$44] &gt;= [.L19]); TRUE(); FALSE())" office:value-type="boolean" office:boolean-value="true">
            <text:p>TRUE</text:p>
          </table:table-cell>
          <table:table-cell table:formula="of:=IF(AND([.$C$42] &gt;= [.M12]; [.$C$43] &gt;= [.M16]; [.$C$44] &gt;= [.M19]); TRUE(); FALSE())" office:value-type="boolean" office:boolean-value="false">
            <text:p>FALSE</text:p>
          </table:table-cell>
          <table:table-cell table:formula="of:=IF(AND([.$C$42] &gt;= [.N12]; [.$C$43] &gt;= [.N16]; [.$C$44] &gt;= [.N19]); TRUE(); FALSE()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onus STR</text:p>
          </table:table-cell>
          <table:table-cell table:formula="of:=[.$C$42] - [.C12]" office:value-type="float" office:value="9">
            <text:p>9</text:p>
          </table:table-cell>
          <table:table-cell table:formula="of:=[.$C$42] - [.D12]" office:value-type="float" office:value="8">
            <text:p>8</text:p>
          </table:table-cell>
          <table:table-cell table:formula="of:=[.$C$42] - [.E12]" office:value-type="float" office:value="7">
            <text:p>7</text:p>
          </table:table-cell>
          <table:table-cell table:formula="of:=[.$C$42] - [.F12]" office:value-type="float" office:value="6">
            <text:p>6</text:p>
          </table:table-cell>
          <table:table-cell table:formula="of:=[.$C$42] - [.G12]" office:value-type="float" office:value="2">
            <text:p>2</text:p>
          </table:table-cell>
          <table:table-cell table:formula="of:=[.$C$42] - [.H12]" office:value-type="float" office:value="4">
            <text:p>4</text:p>
          </table:table-cell>
          <table:table-cell table:formula="of:=[.$C$42] - [.I12]" office:value-type="float" office:value="5">
            <text:p>5</text:p>
          </table:table-cell>
          <table:table-cell table:formula="of:=[.$C$42] - [.J12]" office:value-type="float" office:value="-5">
            <text:p>-5</text:p>
          </table:table-cell>
          <table:table-cell table:formula="of:=[.$C$42] - [.K12]" office:value-type="float" office:value="3">
            <text:p>3</text:p>
          </table:table-cell>
          <table:table-cell table:formula="of:=[.$C$42] - [.L12]" office:value-type="float" office:value="0">
            <text:p>0</text:p>
          </table:table-cell>
          <table:table-cell table:formula="of:=[.$C$42] - [.M12]" office:value-type="float" office:value="-10">
            <text:p>-10</text:p>
          </table:table-cell>
          <table:table-cell table:formula="of:=[.$C$42] - [.N12]" office:value-type="float" office:value="-10">
            <text:p>-1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onus DEX</text:p>
          </table:table-cell>
          <table:table-cell table:formula="of:=[.$C$43] - [.C16]" office:value-type="float" office:value="5">
            <text:p>5</text:p>
          </table:table-cell>
          <table:table-cell table:formula="of:=[.$C$43] - [.D16]" office:value-type="float" office:value="5">
            <text:p>5</text:p>
          </table:table-cell>
          <table:table-cell table:formula="of:=[.$C$43] - [.E16]" office:value-type="float" office:value="6">
            <text:p>6</text:p>
          </table:table-cell>
          <table:table-cell table:formula="of:=[.$C$43] - [.F16]" office:value-type="float" office:value="7">
            <text:p>7</text:p>
          </table:table-cell>
          <table:table-cell table:formula="of:=[.$C$43] - [.G16]" office:value-type="float" office:value="8">
            <text:p>8</text:p>
          </table:table-cell>
          <table:table-cell table:formula="of:=[.$C$43] - [.H16]" office:value-type="float" office:value="8">
            <text:p>8</text:p>
          </table:table-cell>
          <table:table-cell table:formula="of:=[.$C$43] - [.I16]" office:value-type="float" office:value="5">
            <text:p>5</text:p>
          </table:table-cell>
          <table:table-cell table:formula="of:=[.$C$43] - [.J16]" office:value-type="float" office:value="5">
            <text:p>5</text:p>
          </table:table-cell>
          <table:table-cell table:formula="of:=[.$C$43] - [.K16]" office:value-type="float" office:value="5">
            <text:p>5</text:p>
          </table:table-cell>
          <table:table-cell table:formula="of:=[.$C$43] - [.L16]" office:value-type="float" office:value="5">
            <text:p>5</text:p>
          </table:table-cell>
          <table:table-cell table:formula="of:=[.$C$43] - [.M16]" office:value-type="float" office:value="5">
            <text:p>5</text:p>
          </table:table-cell>
          <table:table-cell table:formula="of:=[.$C$43] - [.N16]" office:value-type="float" office:value="5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onus INT</text:p>
          </table:table-cell>
          <table:table-cell table:formula="of:=[.$C$44] - [.C19]" office:value-type="float" office:value="9">
            <text:p>9</text:p>
          </table:table-cell>
          <table:table-cell table:formula="of:=[.$C$44] - [.D19]" office:value-type="float" office:value="9">
            <text:p>9</text:p>
          </table:table-cell>
          <table:table-cell table:formula="of:=[.$C$44] - [.E19]" office:value-type="float" office:value="9">
            <text:p>9</text:p>
          </table:table-cell>
          <table:table-cell table:formula="of:=[.$C$44] - [.F19]" office:value-type="float" office:value="9">
            <text:p>9</text:p>
          </table:table-cell>
          <table:table-cell table:formula="of:=[.$C$44] - [.G19]" office:value-type="float" office:value="9">
            <text:p>9</text:p>
          </table:table-cell>
          <table:table-cell table:formula="of:=[.$C$44] - [.H19]" office:value-type="float" office:value="9">
            <text:p>9</text:p>
          </table:table-cell>
          <table:table-cell table:formula="of:=[.$C$44] - [.I19]" office:value-type="float" office:value="9">
            <text:p>9</text:p>
          </table:table-cell>
          <table:table-cell table:formula="of:=[.$C$44] - [.J19]" office:value-type="float" office:value="9">
            <text:p>9</text:p>
          </table:table-cell>
          <table:table-cell table:formula="of:=[.$C$44] - [.K19]" office:value-type="float" office:value="9">
            <text:p>9</text:p>
          </table:table-cell>
          <table:table-cell table:formula="of:=[.$C$44] - [.L19]" office:value-type="float" office:value="9">
            <text:p>9</text:p>
          </table:table-cell>
          <table:table-cell table:formula="of:=[.$C$44] - [.M19]" office:value-type="float" office:value="9">
            <text:p>9</text:p>
          </table:table-cell>
          <table:table-cell table:formula="of:=[.$C$44] - [.N19]" office:value-type="float" office:value="9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bonus</text:p>
          </table:table-cell>
          <table:table-cell table:formula="of:=IF([.C25]; [.C26] *[.C13] + [.C27] * [.C17] + [.C28] * [.C20]; 0)" office:value-type="float" office:value="2.7">
            <text:p>2.7</text:p>
          </table:table-cell>
          <table:table-cell table:formula="of:=IF([.D25]; [.D26] *[.D13] + [.D27] * [.D17] + [.D28] * [.D20]; 0)" office:value-type="float" office:value="3.2">
            <text:p>3.2</text:p>
          </table:table-cell>
          <table:table-cell table:formula="of:=IF([.E25]; [.E26] *[.E13] + [.E27] * [.E17] + [.E28] * [.E20]; 0)" office:value-type="float" office:value="3.5">
            <text:p>3.5</text:p>
          </table:table-cell>
          <table:table-cell table:formula="of:=IF([.F25]; [.F26] *[.F13] + [.F27] * [.F17] + [.F28] * [.F20]; 0)" office:value-type="float" office:value="3.6">
            <text:p>3.6</text:p>
          </table:table-cell>
          <table:table-cell table:formula="of:=IF([.G25]; [.G26] *[.G13] + [.G27] * [.G17] + [.G28] * [.G20]; 0)" office:value-type="float" office:value="3">
            <text:p>3</text:p>
          </table:table-cell>
          <table:table-cell table:formula="of:=IF([.H25]; [.H26] *[.H13] + [.H27] * [.H17] + [.H28] * [.H20]; 0)" office:value-type="float" office:value="4">
            <text:p>4</text:p>
          </table:table-cell>
          <table:table-cell table:formula="of:=IF([.I25]; [.I26] *[.I13] + [.I27] * [.I17] + [.I28] * [.I20]; 0)" office:value-type="float" office:value="8">
            <text:p>8</text:p>
          </table:table-cell>
          <table:table-cell table:formula="of:=IF([.J25]; [.J26] *[.J13] + [.J27] * [.J17] + [.J28] * [.J20]; 0)" office:value-type="float" office:value="0">
            <text:p>0</text:p>
          </table:table-cell>
          <table:table-cell table:formula="of:=IF([.K25]; [.K26] *[.K13] + [.K27] * [.K17] + [.K28] * [.K20]; 0)" office:value-type="float" office:value="5">
            <text:p>5</text:p>
          </table:table-cell>
          <table:table-cell table:formula="of:=IF([.L25]; [.L26] *[.L13] + [.L27] * [.L17] + [.L28] * [.L20]; 0)" office:value-type="float" office:value="5">
            <text:p>5</text:p>
          </table:table-cell>
          <table:table-cell table:formula="of:=IF([.M25]; [.M26] *[.M13] + [.M27] * [.M17] + [.M28] * [.M20]; 0)" office:value-type="float" office:value="0">
            <text:p>0</text:p>
          </table:table-cell>
          <table:table-cell table:formula="of:=IF([.N25]; [.N26] *[.N13] + [.N27] * [.N17] + [.N28] * [.N20]; 0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peed bonus multiplier</text:p>
          </table:table-cell>
          <table:table-cell table:formula="of:=IF([.C25]; SQRT(POWER(1-[.C14]; [.C26]) * POWER(1-[.C18];[.C27]) * POWER(1-[.C21];[.C28])))" office:value-type="float" office:value="0.768433471420916">
            <text:p>0.77</text:p>
          </table:table-cell>
          <table:table-cell table:formula="of:=IF([.D25]; SQRT(POWER(1-[.D14]; [.D26]) * POWER(1-[.D18];[.D27]) * POWER(1-[.D21];[.D28])))" office:value-type="float" office:value="0.822913774388377">
            <text:p>0.82</text:p>
          </table:table-cell>
          <table:table-cell table:formula="of:=IF([.E25]; SQRT(POWER(1-[.E14]; [.E26]) * POWER(1-[.E18];[.E27]) * POWER(1-[.E21];[.E28])))" office:value-type="float" office:value="0.830584">
            <text:p>0.83</text:p>
          </table:table-cell>
          <table:table-cell table:formula="of:=IF([.F25]; SQRT(POWER(1-[.F14]; [.F26]) * POWER(1-[.F18];[.F27]) * POWER(1-[.F21];[.F28])))" office:value-type="float" office:value="0.786521946939699">
            <text:p>0.79</text:p>
          </table:table-cell>
          <table:table-cell table:formula="of:=IF([.G25]; SQRT(POWER(1-[.G14]; [.G26]) * POWER(1-[.G18];[.G27]) * POWER(1-[.G21];[.G28])))" office:value-type="float" office:value="0.836828700603125">
            <text:p>0.84</text:p>
          </table:table-cell>
          <table:table-cell table:formula="of:=IF([.H25]; SQRT(POWER(1-[.H14]; [.H26]) * POWER(1-[.H18];[.H27]) * POWER(1-[.H21];[.H28])))" office:value-type="float" office:value="0.799150178304">
            <text:p>0.8</text:p>
          </table:table-cell>
          <table:table-cell table:formula="of:=IF([.I25]; SQRT(POWER(1-[.I14]; [.I26]) * POWER(1-[.I18];[.I27]) * POWER(1-[.I21];[.I28])))" office:value-type="float" office:value="0.858220739208049">
            <text:p>0.86</text:p>
          </table:table-cell>
          <table:table-cell table:formula="of:=IF([.J25]; SQRT(POWER(1-[.J14]; [.J26]) * POWER(1-[.J18];[.J27]) * POWER(1-[.J21];[.J28])))" office:value-type="boolean" office:boolean-value="false">
            <text:p>FALSE</text:p>
          </table:table-cell>
          <table:table-cell table:formula="of:=IF([.K25]; SQRT(POWER(1-[.K14]; [.K26]) * POWER(1-[.K18];[.K27]) * POWER(1-[.K21];[.K28])))" office:value-type="float" office:value="0.925945462756851">
            <text:p>0.93</text:p>
          </table:table-cell>
          <table:table-cell table:formula="of:=IF([.L25]; SQRT(POWER(1-[.L14]; [.L26]) * POWER(1-[.L18];[.L27]) * POWER(1-[.L21];[.L28])))" office:value-type="float" office:value="1">
            <text:p>1</text:p>
          </table:table-cell>
          <table:table-cell table:formula="of:=IF([.M25]; SQRT(POWER(1-[.M14]; [.M26]) * POWER(1-[.M18];[.M27]) * POWER(1-[.M21];[.M28])))" office:value-type="boolean" office:boolean-value="false">
            <text:p>FALSE</text:p>
          </table:table-cell>
          <table:table-cell table:formula="of:=IF([.N25]; SQRT(POWER(1-[.N14]; [.N26]) * POWER(1-[.N18];[.N27]) * POWER(1-[.N21];[.N28])))" office:value-type="boolean" office:boolean-value="false">
            <text:p>FALS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Reach bonus</text:p>
          </table:table-cell>
          <table:table-cell table:formula="of:=[.C28]*[.C22]" office:value-type="float" office:value="0">
            <text:p>0</text:p>
          </table:table-cell>
          <table:table-cell table:formula="of:=[.D28]*[.D22]" office:value-type="float" office:value="0">
            <text:p>0</text:p>
          </table:table-cell>
          <table:table-cell table:formula="of:=[.E28]*[.E22]" office:value-type="float" office:value="0">
            <text:p>0</text:p>
          </table:table-cell>
          <table:table-cell table:formula="of:=[.F28]*[.F22]" office:value-type="float" office:value="0">
            <text:p>0</text:p>
          </table:table-cell>
          <table:table-cell table:formula="of:=[.G28]*[.G22]" office:value-type="float" office:value="0">
            <text:p>0</text:p>
          </table:table-cell>
          <table:table-cell table:formula="of:=[.H28]*[.H22]" office:value-type="float" office:value="0">
            <text:p>0</text:p>
          </table:table-cell>
          <table:table-cell table:formula="of:=[.I28]*[.I22]" office:value-type="float" office:value="0">
            <text:p>0</text:p>
          </table:table-cell>
          <table:table-cell table:formula="of:=[.J28]*[.J22]" office:value-type="float" office:value="0">
            <text:p>0</text:p>
          </table:table-cell>
          <table:table-cell table:formula="of:=[.K28]*[.K22]" office:value-type="float" office:value="0">
            <text:p>0</text:p>
          </table:table-cell>
          <table:table-cell table:formula="of:=[.L28]*[.L22]" office:value-type="float" office:value="0">
            <text:p>0</text:p>
          </table:table-cell>
          <table:table-cell table:formula="of:=[.M28]*[.M22]" office:value-type="float" office:value="0">
            <text:p>0</text:p>
          </table:table-cell>
          <table:table-cell table:formula="of:=[.N28]*[.N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(min.)</text:p>
          </table:table-cell>
          <table:table-cell table:formula="of:=[.C4]+[.C29]" office:value-type="float" office:value="3.7">
            <text:p>3.7</text:p>
          </table:table-cell>
          <table:table-cell table:formula="of:=[.D4]+[.D29]" office:value-type="float" office:value="6.2">
            <text:p>6.2</text:p>
          </table:table-cell>
          <table:table-cell table:formula="of:=[.E4]+[.E29]" office:value-type="float" office:value="5.5">
            <text:p>5.5</text:p>
          </table:table-cell>
          <table:table-cell table:formula="of:=[.F4]+[.F29]" office:value-type="float" office:value="6.6">
            <text:p>6.6</text:p>
          </table:table-cell>
          <table:table-cell table:formula="of:=[.G4]+[.G29]" office:value-type="float" office:value="11">
            <text:p>11</text:p>
          </table:table-cell>
          <table:table-cell table:formula="of:=[.H4]+[.H29]" office:value-type="float" office:value="12">
            <text:p>12</text:p>
          </table:table-cell>
          <table:table-cell table:formula="of:=[.I4]+[.I29]" office:value-type="float" office:value="13">
            <text:p>13</text:p>
          </table:table-cell>
          <table:table-cell table:formula="of:=[.J4]+[.J29]" office:value-type="float" office:value="20">
            <text:p>20</text:p>
          </table:table-cell>
          <table:table-cell table:formula="of:=[.K4]+[.K29]" office:value-type="float" office:value="15">
            <text:p>15</text:p>
          </table:table-cell>
          <table:table-cell table:formula="of:=[.L4]+[.L29]" office:value-type="float" office:value="20">
            <text:p>20</text:p>
          </table:table-cell>
          <table:table-cell table:formula="of:=[.M4]+[.M29]" office:value-type="float" office:value="40">
            <text:p>40</text:p>
          </table:table-cell>
          <table:table-cell table:formula="of:=[.N4]+[.N29]" office:value-type="float" office:value="4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(max.)</text:p>
          </table:table-cell>
          <table:table-cell table:formula="of:=[.C5]+[.C29]" office:value-type="float" office:value="4.7">
            <text:p>4.7</text:p>
          </table:table-cell>
          <table:table-cell table:formula="of:=[.D5]+[.D29]" office:value-type="float" office:value="12.2">
            <text:p>12.2</text:p>
          </table:table-cell>
          <table:table-cell table:formula="of:=[.E5]+[.E29]" office:value-type="float" office:value="7.5">
            <text:p>7.5</text:p>
          </table:table-cell>
          <table:table-cell table:formula="of:=[.F5]+[.F29]" office:value-type="float" office:value="8.6">
            <text:p>8.6</text:p>
          </table:table-cell>
          <table:table-cell table:formula="of:=[.G5]+[.G29]" office:value-type="float" office:value="15">
            <text:p>15</text:p>
          </table:table-cell>
          <table:table-cell table:formula="of:=[.H5]+[.H29]" office:value-type="float" office:value="20">
            <text:p>20</text:p>
          </table:table-cell>
          <table:table-cell table:formula="of:=[.I5]+[.I29]" office:value-type="float" office:value="23">
            <text:p>23</text:p>
          </table:table-cell>
          <table:table-cell table:formula="of:=[.J5]+[.J29]" office:value-type="float" office:value="60">
            <text:p>60</text:p>
          </table:table-cell>
          <table:table-cell table:formula="of:=[.K5]+[.K29]" office:value-type="float" office:value="35">
            <text:p>35</text:p>
          </table:table-cell>
          <table:table-cell table:formula="of:=[.L5]+[.L29]" office:value-type="float" office:value="50">
            <text:p>50</text:p>
          </table:table-cell>
          <table:table-cell table:formula="of:=[.M5]+[.M29]" office:value-type="float" office:value="120">
            <text:p>120</text:p>
          </table:table-cell>
          <table:table-cell table:formula="of:=[.N5]+[.N29]" office:value-type="float" office:value="12">
            <text:p>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4.2">
            <text:p>4.2</text:p>
          </table:table-cell>
          <table:table-cell table:formula="of:=([.D32]+[.D33])/2" office:value-type="float" office:value="9.2">
            <text:p>9.2</text:p>
          </table:table-cell>
          <table:table-cell table:formula="of:=([.E32]+[.E33])/2" office:value-type="float" office:value="6.5">
            <text:p>6.5</text:p>
          </table:table-cell>
          <table:table-cell table:formula="of:=([.F32]+[.F33])/2" office:value-type="float" office:value="7.6">
            <text:p>7.6</text:p>
          </table:table-cell>
          <table:table-cell table:formula="of:=([.G32]+[.G33])/2" office:value-type="float" office:value="13">
            <text:p>13</text:p>
          </table:table-cell>
          <table:table-cell table:formula="of:=([.H32]+[.H33])/2" office:value-type="float" office:value="16">
            <text:p>16</text:p>
          </table:table-cell>
          <table:table-cell table:formula="of:=([.I32]+[.I33])/2" office:value-type="float" office:value="18">
            <text:p>18</text:p>
          </table:table-cell>
          <table:table-cell table:formula="of:=([.J32]+[.J33])/2" office:value-type="float" office:value="40">
            <text:p>40</text:p>
          </table:table-cell>
          <table:table-cell table:formula="of:=([.K32]+[.K33])/2" office:value-type="float" office:value="25">
            <text:p>25</text:p>
          </table:table-cell>
          <table:table-cell table:formula="of:=([.L32]+[.L33])/2" office:value-type="float" office:value="35">
            <text:p>35</text:p>
          </table:table-cell>
          <table:table-cell table:formula="of:=([.M32]+[.M33])/2" office:value-type="float" office:value="80">
            <text:p>80</text:p>
          </table:table-cell>
          <table:table-cell table:formula="of:=([.N32]+[.N33])/2" office:value-type="float" office:value="8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Reach</text:p>
          </table:table-cell>
          <table:table-cell table:formula="of:=[.C7]+[.C31]" office:value-type="float" office:value="0">
            <text:p>0</text:p>
          </table:table-cell>
          <table:table-cell table:formula="of:=[.D7]+[.D31]" office:value-type="float" office:value="0.2">
            <text:p>0.2</text:p>
          </table:table-cell>
          <table:table-cell table:formula="of:=[.E7]+[.E31]" office:value-type="float" office:value="0.4">
            <text:p>0.4</text:p>
          </table:table-cell>
          <table:table-cell table:formula="of:=[.F7]+[.F31]" office:value-type="float" office:value="0.5">
            <text:p>0.5</text:p>
          </table:table-cell>
          <table:table-cell table:formula="of:=[.G7]+[.G31]" office:value-type="float" office:value="0.5">
            <text:p>0.5</text:p>
          </table:table-cell>
          <table:table-cell table:formula="of:=[.H7]+[.H31]" office:value-type="float" office:value="0.5">
            <text:p>0.5</text:p>
          </table:table-cell>
          <table:table-cell table:formula="of:=[.I7]+[.I31]" office:value-type="float" office:value="1.5">
            <text:p>1.5</text:p>
          </table:table-cell>
          <table:table-cell table:formula="of:=[.J7]+[.J31]" office:value-type="float" office:value="40">
            <text:p>40</text:p>
          </table:table-cell>
          <table:table-cell table:formula="of:=[.K7]+[.K31]" office:value-type="float" office:value="20">
            <text:p>20</text:p>
          </table:table-cell>
          <table:table-cell table:formula="of:=[.L7]+[.L31]" office:value-type="float" office:value="30">
            <text:p>30</text:p>
          </table:table-cell>
          <table:table-cell table:formula="of:=[.M7]+[.M31]" office:value-type="float" office:value="60">
            <text:p>60</text:p>
          </table:table-cell>
          <table:table-cell table:formula="of:=[.N7]+[.N31]" office:value-type="float" office:value="60">
            <text:p>6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ast time</text:p>
          </table:table-cell>
          <table:table-cell table:formula="of:=[.C8]*[.C30]" office:value-type="float" office:value="0.384216735710458">
            <text:p>0.38</text:p>
          </table:table-cell>
          <table:table-cell table:formula="of:=[.D8]*[.D30]" office:value-type="float" office:value="0.493748264633026">
            <text:p>0.49</text:p>
          </table:table-cell>
          <table:table-cell table:formula="of:=[.E8]*[.E30]" office:value-type="float" office:value="0.5814088">
            <text:p>0.58</text:p>
          </table:table-cell>
          <table:table-cell table:formula="of:=[.F8]*[.F30]" office:value-type="float" office:value="0.62921755755176">
            <text:p>0.63</text:p>
          </table:table-cell>
          <table:table-cell table:formula="of:=[.G8]*[.G30]" office:value-type="float" office:value="1.25524305090469">
            <text:p>1.26</text:p>
          </table:table-cell>
          <table:table-cell table:formula="of:=[.H8]*[.H30]" office:value-type="float" office:value="1.198725267456">
            <text:p>1.2</text:p>
          </table:table-cell>
          <table:table-cell table:formula="of:=[.I8]*[.I30]" office:value-type="float" office:value="1.37315318273288">
            <text:p>1.37</text:p>
          </table:table-cell>
          <table:table-cell table:formula="of:=[.J8]*[.J30]" office:value-type="float" office:value="0">
            <text:p>0</text:p>
          </table:table-cell>
          <table:table-cell table:formula="of:=[.K8]*[.K30]" office:value-type="float" office:value="2.77783638827055">
            <text:p>2.78</text:p>
          </table:table-cell>
          <table:table-cell table:formula="of:=[.L8]*[.L30]" office:value-type="float" office:value="4">
            <text:p>4</text:p>
          </table:table-cell>
          <table:table-cell table:formula="of:=[.M8]*[.M30]" office:value-type="float" office:value="0">
            <text:p>0</text:p>
          </table:table-cell>
          <table:table-cell table:formula="of:=[.N8]*[.N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fter cast lock time</text:p>
          </table:table-cell>
          <table:table-cell table:formula="of:=[.C9]*[.C30]" office:value-type="float" office:value="0.153686694284183">
            <text:p>0.15</text:p>
          </table:table-cell>
          <table:table-cell table:formula="of:=[.D9]*[.D30]" office:value-type="float" office:value="0.205728443597094">
            <text:p>0.21</text:p>
          </table:table-cell>
          <table:table-cell table:formula="of:=[.E9]*[.E30]" office:value-type="float" office:value="0.2491752">
            <text:p>0.25</text:p>
          </table:table-cell>
          <table:table-cell table:formula="of:=[.F9]*[.F30]" office:value-type="float" office:value="0.31460877877588">
            <text:p>0.31</text:p>
          </table:table-cell>
          <table:table-cell table:formula="of:=[.G9]*[.G30]" office:value-type="float" office:value="0.627621525452344">
            <text:p>0.63</text:p>
          </table:table-cell>
          <table:table-cell table:formula="of:=[.H9]*[.H30]" office:value-type="float" office:value="0.599362633728">
            <text:p>0.6</text:p>
          </table:table-cell>
          <table:table-cell table:formula="of:=[.I9]*[.I30]" office:value-type="float" office:value="0.686576591366439">
            <text:p>0.69</text:p>
          </table:table-cell>
          <table:table-cell table:formula="of:=[.J9]*[.J30]" office:value-type="float" office:value="0">
            <text:p>0</text:p>
          </table:table-cell>
          <table:table-cell table:formula="of:=[.K9]*[.K30]" office:value-type="float" office:value="0.277783638827055">
            <text:p>0.28</text:p>
          </table:table-cell>
          <table:table-cell table:formula="of:=[.L9]*[.L30]" office:value-type="float" office:value="0.4">
            <text:p>0.4</text:p>
          </table:table-cell>
          <table:table-cell table:formula="of:=[.M9]*[.M30]" office:value-type="float" office:value="0">
            <text:p>0</text:p>
          </table:table-cell>
          <table:table-cell table:formula="of:=[.N9]*[.N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tal attack time</text:p>
          </table:table-cell>
          <table:table-cell table:formula="of:=[.C36]+[.C37]" office:value-type="float" office:value="0.537903429994641">
            <text:p>0.54</text:p>
          </table:table-cell>
          <table:table-cell table:formula="of:=[.D36]+[.D37]" office:value-type="float" office:value="0.699476708230121">
            <text:p>0.7</text:p>
          </table:table-cell>
          <table:table-cell table:formula="of:=[.E36]+[.E37]" office:value-type="float" office:value="0.830584">
            <text:p>0.83</text:p>
          </table:table-cell>
          <table:table-cell table:formula="of:=[.F36]+[.F37]" office:value-type="float" office:value="0.943826336327639">
            <text:p>0.94</text:p>
          </table:table-cell>
          <table:table-cell table:formula="of:=[.G36]+[.G37]" office:value-type="float" office:value="1.88286457635703">
            <text:p>1.88</text:p>
          </table:table-cell>
          <table:table-cell table:formula="of:=[.H36]+[.H37]" office:value-type="float" office:value="1.798087901184">
            <text:p>1.8</text:p>
          </table:table-cell>
          <table:table-cell table:formula="of:=[.I36]+[.I37]" office:value-type="float" office:value="2.05972977409932">
            <text:p>2.06</text:p>
          </table:table-cell>
          <table:table-cell table:formula="of:=[.J36]+[.J37]" office:value-type="float" office:value="0">
            <text:p>0</text:p>
          </table:table-cell>
          <table:table-cell table:formula="of:=[.K36]+[.K37]" office:value-type="float" office:value="3.05562002709761">
            <text:p>3.06</text:p>
          </table:table-cell>
          <table:table-cell table:formula="of:=[.L36]+[.L37]" office:value-type="float" office:value="4.4">
            <text:p>4.4</text:p>
          </table:table-cell>
          <table:table-cell table:formula="of:=[.M36]+[.M37]" office:value-type="float" office:value="0">
            <text:p>0</text:p>
          </table:table-cell>
          <table:table-cell table:formula="of:=[.N36]+[.N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/[.C38]" office:value-type="float" office:value="7.80809298807007">
            <text:p>7.81</text:p>
          </table:table-cell>
          <table:table-cell table:formula="of:=[.D34]/[.D38]" office:value-type="float" office:value="13.1526895631431">
            <text:p>13.15</text:p>
          </table:table-cell>
          <table:table-cell table:formula="of:=[.E34]/[.E38]" office:value-type="float" office:value="7.82581894185296">
            <text:p>7.83</text:p>
          </table:table-cell>
          <table:table-cell table:formula="of:=[.F34]/[.F38]" office:value-type="float" office:value="8.05232881037316">
            <text:p>8.05</text:p>
          </table:table-cell>
          <table:table-cell table:formula="of:=[.G34]/[.G38]" office:value-type="float" office:value="6.90437334858804">
            <text:p>6.9</text:p>
          </table:table-cell>
          <table:table-cell table:formula="of:=[.H34]/[.H38]" office:value-type="float" office:value="8.898341393357">
            <text:p>8.9</text:p>
          </table:table-cell>
          <table:table-cell table:formula="of:=[.I34]/[.I38]" office:value-type="float" office:value="8.73901044027539">
            <text:p>8.74</text:p>
          </table:table-cell>
          <table:table-cell table:formula="of:=[.J34]/[.J38]" office:value-type="float" office:value="0">
            <text:p>#DIV/0!</text:p>
          </table:table-cell>
          <table:table-cell table:formula="of:=[.K34]/[.K38]" office:value-type="float" office:value="8.18164555091829">
            <text:p>8.18</text:p>
          </table:table-cell>
          <table:table-cell table:formula="of:=[.L34]/[.L38]" office:value-type="float" office:value="7.95454545454545">
            <text:p>7.95</text:p>
          </table:table-cell>
          <table:table-cell table:formula="of:=[.M34]/[.M38]" office:value-type="float" office:value="0">
            <text:p>#DIV/0!</text:p>
          </table:table-cell>
          <table:table-cell table:formula="of:=[.N34]/[.N38]" office:value-type="float" office:value="0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ample sta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X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16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9M6S</meta:editing-duration>
    <meta:editing-cycles>6</meta:editing-cycles>
    <meta:generator>OpenOffice/4.1.0$Win32 OpenOffice.org_project/410m18$Build-9764</meta:generator>
    <dc:date>2017-11-28T16:34:00.38</dc:date>
    <meta:document-statistic meta:table-count="3" meta:cell-count="532" meta:object-count="0"/>
    <meta:user-defined meta:name="Info 1"/>
    <meta:user-defined meta:name="Info 2"/>
    <meta:user-defined meta:name="Info 3"/>
    <meta:user-defined meta:name="Info 4"/>
  </office:meta>
</office:document-meta>
</file>